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 style:parent-style-name="Standard" style:family="paragraph">
      <style:text-properties style:font-weight-complex="bold" style:font-size-complex="16pt"/>
    </style:style>
    <style:style style:name="P1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office:automatic-styles>
  <office:body>
    <office:text text:use-soft-page-breaks="true">
      <text:p text:style-name="P1">Overview</text:p>
      <text:p text:style-name="Standard">For this practical, we were tasked with creating a calculator application in Haskell<text:s/>that can be interacted with, containing features such as support for some basic operations, support for variables, error handling and command history. There were also more advanced features that could be implemented, such as support for both integers and<text:s/>floating point values, the ability to read files rather than just manual input, and storing variables using a binary search tree.</text:p>
      <text:p text:style-name="Standard"/>
      <text:p text:style-name="P2">Basic Requirements</text:p>
      <text:p text:style-name="Standard">We first got addition to work by replacing the undefined parts and errors with working code in both REPL and Expr, and therefore getting integer operations to work using Maybe. <text:s/>We also added support for variables using ValueOf, which could store 1 letter variables. After this was done, we added a quit command if the input is “:q”, <text:s/>and expanded the calculator<text:s/>to process numbers with more digits, and variables with longer names. digitToInt was modified to take in a Char array rather than a single character, with “read” used to convert the String to an Int, and ‘many1’ was also added to pFactor to read all the digits at once. Similarly, we replaced ‘letter’ with ‘ident’ to accept strings as variable names.</text:p>
      <text:p text:style-name="Standard">Next we implemented ‘it’ and accessing the command history, by creating the getCmd method and adding an extra state in REPL for AccessCmdHistory. We reused the<text:s/>‘nat’ from Parsing to read the input, and added error checks for negative or too large numbers. We also prevented ‘it’ from being modified by the user directly.</text:p>
      <text:p text:style-name="Standard">To support whitespace, we then replaced uses of ‘ident’ with ‘identifier’, 'int' with 'integer', etc in Expr, since the new words were part of the given code in Parsing, and acted the same way as the other words, but ignores spaces around the numbers or variables.</text:p>
      <text:p text:style-name="P3"/>
      <text:p text:style-name="P4">Additional Requirements</text:p>
      <text:p text:style-name="Standard"/>
      <text:p text:style-name="P5"/>
      <text:p text:style-name="P6">Testing</text:p>
      <text:p text:style-name="Standard"/>
      <text:p text:style-name="P7"/>
      <text:p text:style-name="P8">Problems</text:p>
      <text:p text:style-name="Standard"/>
      <text:p text:style-name="P9"/>
      <text:p text:style-name="P10">Provenance</text:p>
      <text:p text:style-name="P11"/>
      <text:p text:style-name="P12"/>
      <text:p text:style-name="P13">Conclus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Haskell 1 <text:s text:c="28"/>160005673 <text:s text:c="24"/>David Harris-Birtill <text:s text:c="26"/>20/02/18</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lad Cherman</dc:creator>
    <meta:creation-date>2018-02-19T10:48:00Z</meta:creation-date>
    <dc:date>2018-02-19T21:55:00Z</dc:date>
    <meta:template xlink:href="Normal.dotm" xlink:type="simple"/>
    <meta:editing-cycles>4</meta:editing-cycles>
    <meta:editing-duration>PT6000S</meta:editing-duration>
    <meta:document-statistic meta:page-count="1" meta:paragraph-count="3" meta:word-count="279" meta:character-count="1870" meta:row-count="13" meta:non-whitespace-character-count="1594"/>
  </office:meta>
</office:document-meta>
</file>